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list-style-name="L5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2664921582135358780" text:style-name="L1">
        <text:list-item>
          <text:p text:style-name="P8">3:56.8</text:p>
        </text:list-item>
        <text:list-item>
          <text:p text:style-name="P8">3:53.8</text:p>
        </text:list-item>
        <text:list-item>
          <text:p text:style-name="P8">3:50.8</text:p>
        </text:list-item>
        <text:list-item>
          <text:p text:style-name="P8">3:47.8</text:p>
        </text:list-item>
        <text:list-item>
          <text:p text:style-name="P8">3:45.0</text:p>
        </text:list-item>
        <text:list-item>
          <text:p text:style-name="P8">3:42.2</text:p>
        </text:list-item>
        <text:list-item>
          <text:p text:style-name="P8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4292272713000750161" text:style-name="L2">
        <text:list-item>
          <text:p text:style-name="P9">2:00 <text:s text:c="2"/>(10:00/mi)</text:p>
        </text:list-item>
        <text:list-item>
          <text:p text:style-name="P9">1:58</text:p>
        </text:list-item>
        <text:list-item>
          <text:p text:style-name="P9">1:56</text:p>
        </text:list-item>
        <text:list-item>
          <text:p text:style-name="P9">1:51</text:p>
        </text:list-item>
        <text:list-item>
          <text:p text:style-name="P9">1:49.4</text:p>
        </text:list-item>
        <text:list-item>
          <text:p text:style-name="P9">1:51.4</text:p>
        </text:list-item>
        <text:list-item>
          <text:p text:style-name="P9">1:47.7</text:p>
        </text:list-item>
        <text:list-item>
          <text:p text:style-name="P9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10"><text:soft-page-break/>Sat 6/11/16: <text:span text:style-name="T2">4 miles</text:span></text:p>
      <text:p text:style-name="P10">I ran 4 miles on hilly roads and grass. <text:s/>First and last miles on roads. </text:p>
      <text:p text:style-name="P10">9:19+9:11+8:35+8:34 = 35:40. <text:s/>It was 83 degrees. </text:p>
      <text:p text:style-name="P10"/>
      <text:p text:style-name="P10">Sun 6/12/16: <text:span text:style-name="T2">3 miles</text:span></text:p>
      <text:p text:style-name="P10">I ran and walked 3 miles on roads and grass averaging 11:28/mile.</text:p>
      <text:p text:style-name="P10"/>
      <text:p text:style-name="P10">Mon 6/13/16: <text:span text:style-name="T2">5.1 miles</text:span></text:p>
      <text:p text:style-name="P10">I ran with Mark Ams, and Gary and Matt Puleio. <text:s/>Mark ran 200's and the rest of us ran 6 x 880 yards. I always run wide on the curves so 2 laps is about 880 yards. <text:s/></text:p>
      <text:p text:style-name="P10">We warmed up with a mile jog, ran 6 x 880 with a 220 jog between each 880 and then warmed down with an 880 jog. <text:s/>My 220 jogs took about 2:10. <text:s/>My times on the 880's were</text:p>
      <text:list xml:id="list5303109903367452665" text:style-name="L3">
        <text:list-item>
          <text:p text:style-name="P11">3:50.5</text:p>
        </text:list-item>
        <text:list-item>
          <text:p text:style-name="P11">3:50.4</text:p>
        </text:list-item>
        <text:list-item>
          <text:p text:style-name="P11">3:43.9</text:p>
        </text:list-item>
        <text:list-item>
          <text:p text:style-name="P11">3:44.2</text:p>
        </text:list-item>
        <text:list-item>
          <text:p text:style-name="P11">3:46.2</text:p>
        </text:list-item>
        <text:list-item>
          <text:p text:style-name="P11">3:45</text:p>
          <text:p text:style-name="P11">Average=3:46.7</text:p>
        </text:list-item>
      </text:list>
      <text:p text:style-name="P10"/>
      <text:p text:style-name="P10">Tues 6/14/16: <text:span text:style-name="T2">5.25 muiles</text:span></text:p>
      <text:p text:style-name="P10">I ran and walked 5.25 miles on hilly roads and grass. <text:s/>During the run I walked 5 times for a total of 1 mile of walking. <text:s/>The average pace was 10:36/mile. <text:s text:c="2"/>I feel good.</text:p>
      <text:p text:style-name="P10"/>
      <text:p text:style-name="P10">Wed 6/15/16: <text:span text:style-name="T2">4 miles</text:span></text:p>
      <text:p text:style-name="P10">I ran 1 mile to the Allegheny College track in 9:05 and rested 4 minutes.</text:p>
      <text:p text:style-name="P10">2 x 220 yards both in 55 s with a 220 jog after each</text:p>
      <text:p text:style-name="P10">rested 3 minutes</text:p>
      <text:p text:style-name="P10">1 mile in 7:28.7. <text:s/>Splits: 1:58.1, 1:55.4, 1:55.6, 1:39.6</text:p>
      <text:p text:style-name="P10">rested 4 minutes</text:p>
      <text:p text:style-name="P10">1 mile home in 9:02</text:p>
      <text:p text:style-name="P10"/>
      <text:p text:style-name="P10">Thur 6/16/16: <text:span text:style-name="T2">2 miles</text:span></text:p>
      <text:p text:style-name="P10">½ mile to the indoor track</text:p>
      <text:p text:style-name="P10">½ mile on the indoor track with not shoes in 4:21</text:p>
      <text:p text:style-name="P10">1 minute rest</text:p>
      <text:p text:style-name="P10">½ mile with shoes in 3:59</text:p>
      <text:p text:style-name="P10">1 light cycle using 13 weight machines for a total body workout</text:p>
      <text:p text:style-name="P10">½ mile jog home</text:p>
      <text:p text:style-name="P10"/>
      <text:p text:style-name="P10">Fri 6/16/16: <text:span text:style-name="T2">5.9 miles</text:span></text:p>
      <text:p text:style-name="P10">1.25 mile warmup</text:p>
      <text:p text:style-name="P10">5 x 1000 meters with ¼ mile jog after each 1000</text:p>
      <text:p text:style-name="P10">The jogs took about 4 minutes.</text:p>
      <text:p text:style-name="P10">Times for the 1000's:</text:p>
      <text:list xml:id="list4417792528106309940" text:style-name="L5">
        <text:list-item>
          <text:p text:style-name="P12">4:47</text:p>
        </text:list-item>
        <text:list-item>
          <text:p text:style-name="P12">4:43</text:p>
        </text:list-item>
        <text:list-item>
          <text:p text:style-name="P12">4:45</text:p>
        </text:list-item>
        <text:list-item>
          <text:p text:style-name="P12">4:47</text:p>
        </text:list-item>
        <text:list-item>
          <text:p text:style-name="P12">4:36.6</text:p>
        </text:list-item>
      </text:list>
      <text:p text:style-name="P10">½ mile jog</text:p>
      <text:p text:style-name="P10"/>
      <text:p text:style-name="P13">29.25 miles in the last week</text:p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17T23:07:30.28</dc:date>
    <dc:creator>James Lombardi</dc:creator>
    <meta:editing-duration>PT4H43M18S</meta:editing-duration>
    <meta:editing-cycles>36</meta:editing-cycles>
    <meta:document-statistic meta:table-count="0" meta:image-count="0" meta:object-count="0" meta:page-count="5" meta:paragraph-count="150" meta:word-count="1370" meta:character-count="6752"/>
  </office:meta>
</office:document-meta>
</file>